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2" svg:font-family="'Lohit Devanagari'"/>
    <style:font-face style:name="Liberation Mono" svg:font-family="'Liberation Mono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2359a6" style:font-size-asian="10.5pt" style:font-size-complex="10.5pt"/>
    </style:style>
    <style:style style:name="P3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1ef5b7" style:font-size-asian="10.5pt" style:font-size-complex="10.5pt"/>
    </style:style>
    <style:style style:name="P4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2259f3" style:font-size-asian="10.5pt" style:font-size-complex="10.5pt"/>
    </style:style>
    <style:style style:name="P5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2707f8" style:font-size-asian="10.5pt" style:font-size-complex="10.5pt"/>
    </style:style>
    <style:style style:name="P6" style:family="paragraph" style:parent-style-name="Text_20_body">
      <style:paragraph-properties fo:margin-top="0.101cm" fo:margin-bottom="0.199cm" loext:contextual-spacing="false" fo:line-height="100%"/>
      <style:text-properties fo:font-size="10.5pt" officeooo:rsid="0011e049" style:font-size-asian="10.5pt" style:font-size-complex="10.5pt"/>
    </style:style>
    <style:style style:name="P7" style:family="paragraph" style:parent-style-name="Text_20_body">
      <style:paragraph-properties fo:margin-top="0.101cm" fo:margin-bottom="0.199cm" loext:contextual-spacing="false" fo:line-height="100%"/>
      <style:text-properties fo:font-size="10.5pt" officeooo:rsid="002259f3" officeooo:paragraph-rsid="002259f3" style:font-size-asian="10.5pt" style:font-size-complex="10.5pt"/>
    </style:style>
    <style:style style:name="P8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1469e9" officeooo:paragraph-rsid="001469e9" style:font-size-asian="10.5pt" style:font-weight-asian="normal" style:font-size-complex="10.5pt"/>
    </style:style>
    <style:style style:name="P9" style:family="paragraph" style:parent-style-name="Text_20_body">
      <style:paragraph-properties fo:margin-top="0.101cm" fo:margin-bottom="0.199cm" loext:contextual-spacing="false" fo:line-height="100%"/>
      <style:text-properties fo:color="#3333ff" fo:font-size="10.5pt" officeooo:rsid="002707f8" officeooo:paragraph-rsid="002707f8" style:font-size-asian="10.5pt" style:font-size-complex="10.5pt"/>
    </style:style>
    <style:style style:name="P10" style:family="paragraph" style:parent-style-name="Text_20_body">
      <style:paragraph-properties fo:margin-top="0.101cm" fo:margin-bottom="0.199cm" loext:contextual-spacing="false" fo:line-height="100%"/>
      <style:text-properties fo:color="#3333ff" fo:font-size="10.5pt" officeooo:rsid="001a2b21" officeooo:paragraph-rsid="001a2b21" style:font-size-asian="10.5pt" style:font-size-complex="10.5pt"/>
    </style:style>
    <style:style style:name="P11" style:family="paragraph" style:parent-style-name="Text_20_body">
      <style:paragraph-properties fo:margin-top="0.101cm" fo:margin-bottom="0.199cm" loext:contextual-spacing="false" fo:line-height="100%"/>
      <style:text-properties fo:color="#3333ff" fo:font-size="10.5pt" officeooo:rsid="001aaf87" officeooo:paragraph-rsid="001aaf87" style:font-size-asian="10.5pt" style:font-size-complex="10.5pt"/>
    </style:style>
    <style:style style:name="P12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style:font-size-asian="10.5pt" style:font-size-complex="10.5pt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fo:color="#6666ff" fo:font-size="10.5pt" officeooo:rsid="00264191" officeooo:paragraph-rsid="00264191" style:font-size-asian="10.5pt" style:font-size-complex="10.5pt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fo:color="#3333ff" fo:font-size="10.5pt" fo:font-weight="bold" officeooo:rsid="001aaf87" officeooo:paragraph-rsid="001aaf87" style:font-size-asian="10.5pt" style:font-weight-asian="bold" style:font-size-complex="10.5pt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fo:color="#3333ff" fo:font-size="10.5pt" officeooo:rsid="001aaf87" officeooo:paragraph-rsid="001aaf87" style:font-size-asian="10.5pt" style:font-size-complex="10.5pt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fo:color="#3333ff" fo:font-size="10.5pt" officeooo:rsid="001aaf87" officeooo:paragraph-rsid="001ac5e6" style:font-size-asian="10.5pt" style:font-size-complex="10.5pt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fo:color="#3333ff" fo:font-size="10.5pt" officeooo:rsid="001aaf87" officeooo:paragraph-rsid="00282c27" style:font-size-asian="10.5pt" style:font-size-complex="10.5pt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fo:color="#3333ff" fo:font-size="10.5pt" fo:font-weight="normal" officeooo:rsid="001ac5e6" officeooo:paragraph-rsid="001ac5e6" style:font-size-asian="10.5pt" style:font-weight-asian="normal" style:font-size-complex="10.5pt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00%"/>
      <style:text-properties fo:color="#3333ff" fo:font-size="10.5pt" fo:font-weight="normal" officeooo:rsid="001aaf87" officeooo:paragraph-rsid="001b9f7a" style:font-size-asian="10.5pt" style:font-weight-asian="normal" style:font-size-complex="10.5pt" style:font-weight-complex="normal"/>
    </style:style>
    <style:style style:name="P20" style:family="paragraph" style:parent-style-name="Text_20_body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1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2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officeooo:paragraph-rsid="00178abb" style:font-size-asian="10.5pt" style:font-size-complex="10.5pt"/>
    </style:style>
    <style:style style:name="P23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4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officeooo:paragraph-rsid="002359a6" style:font-size-asian="10.5pt" style:font-size-complex="10.5pt"/>
    </style:style>
    <style:style style:name="P25" style:family="paragraph" style:parent-style-name="Text_20_body" style:list-style-name="L3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6" style:family="paragraph" style:parent-style-name="Text_20_body" style:list-style-name="L4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7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8" style:family="paragraph" style:parent-style-name="Text_20_body" style:list-style-name="L6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9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319e12" style:font-size-asian="10.5pt" style:font-size-complex="10.5pt"/>
    </style:style>
    <style:style style:name="P30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officeooo:rsid="00178abb" officeooo:paragraph-rsid="00178abb" style:font-size-asian="10.5pt" style:font-size-complex="10.5pt"/>
    </style:style>
    <style:style style:name="P31" style:family="paragraph" style:parent-style-name="Text_20_body">
      <style:paragraph-properties fo:margin-top="0.101cm" fo:margin-bottom="0.199cm" loext:contextual-spacing="false" fo:line-height="100%"/>
      <style:text-properties fo:font-size="10.5pt" officeooo:rsid="00353404" officeooo:paragraph-rsid="00353404" style:font-size-asian="10.5pt" style:font-size-complex="10.5pt"/>
    </style:style>
    <style:style style:name="P32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style:font-size-asian="10.5pt" style:font-weight-asian="normal" style:font-size-complex="10.5pt" style:font-weight-complex="normal"/>
    </style:style>
    <style:style style:name="P33" style:family="paragraph" style:parent-style-name="Text_20_body" style:list-style-name="L1">
      <style:paragraph-properties fo:margin-top="0.101cm" fo:margin-bottom="0.199cm" loext:contextual-spacing="false" fo:line-height="100%"/>
      <style:text-properties fo:color="#6666ff" fo:font-size="10.5pt" officeooo:rsid="00178abb" officeooo:paragraph-rsid="00178abb" style:font-size-asian="10.5pt" style:font-size-complex="10.5pt"/>
    </style:style>
    <style:style style:name="P34" style:family="paragraph" style:parent-style-name="Text_20_body">
      <style:paragraph-properties fo:margin-top="0.101cm" fo:margin-bottom="0.199cm" loext:contextual-spacing="false" fo:line-height="100%"/>
      <style:text-properties fo:color="#6666ff" fo:font-size="10.5pt" officeooo:rsid="00310587" officeooo:paragraph-rsid="00310587" style:font-size-asian="10.5pt" style:font-size-complex="10.5pt"/>
    </style:style>
    <style:style style:name="P35" style:family="paragraph" style:parent-style-name="Text_20_body">
      <style:paragraph-properties fo:margin-top="0.101cm" fo:margin-bottom="0.199cm" loext:contextual-spacing="false" fo:line-height="100%"/>
      <style:text-properties fo:color="#6666ff" style:font-name="Liberation Serif" fo:font-size="10.5pt" officeooo:paragraph-rsid="002e63f0" fo:background-color="transparent" style:font-size-asian="10.5pt" style:font-size-complex="10.5pt"/>
    </style:style>
    <style:style style:name="P36" style:family="paragraph" style:parent-style-name="Text_20_body" style:list-style-name="L1">
      <style:paragraph-properties fo:margin-top="0.101cm" fo:margin-bottom="0.199cm" loext:contextual-spacing="false" fo:line-height="100%"/>
      <style:text-properties fo:color="#3333ff" fo:font-size="10.5pt" officeooo:rsid="002707f8" officeooo:paragraph-rsid="002707f8" style:font-size-asian="10.5pt" style:font-size-complex="10.5pt"/>
    </style:style>
    <style:style style:name="P37" style:family="paragraph" style:parent-style-name="Text_20_body" style:list-style-name="L2">
      <style:paragraph-properties fo:margin-top="0.101cm" fo:margin-bottom="0.199cm" loext:contextual-spacing="false" fo:line-height="100%"/>
      <style:text-properties fo:color="#3333ff" fo:font-size="10.5pt" officeooo:rsid="002707f8" officeooo:paragraph-rsid="002707f8" style:font-size-asian="10.5pt" style:font-size-complex="10.5pt"/>
    </style:style>
    <style:style style:name="P38" style:family="paragraph" style:parent-style-name="Text_20_body">
      <style:paragraph-properties fo:margin-top="0.101cm" fo:margin-bottom="0.199cm" loext:contextual-spacing="false" fo:line-height="100%"/>
      <style:text-properties fo:color="#3333ff" fo:font-size="10.5pt" officeooo:rsid="002707f8" officeooo:paragraph-rsid="002707f8" style:font-size-asian="10.5pt" style:font-size-complex="10.5pt"/>
    </style:style>
    <style:style style:name="P39" style:family="paragraph" style:parent-style-name="Text_20_body" style:list-style-name="L2">
      <style:paragraph-properties fo:margin-top="0.101cm" fo:margin-bottom="0.199cm" loext:contextual-spacing="false" fo:line-height="100%"/>
      <style:text-properties fo:color="#3333ff" fo:font-size="10.5pt" officeooo:rsid="0020bce7" officeooo:paragraph-rsid="0020bce7" style:font-size-asian="10.5pt" style:font-size-complex="10.5pt"/>
    </style:style>
    <style:style style:name="P40" style:family="paragraph" style:parent-style-name="Text_20_body" style:list-style-name="L2">
      <style:paragraph-properties fo:margin-top="0.101cm" fo:margin-bottom="0.199cm" loext:contextual-spacing="false" fo:line-height="100%"/>
      <style:text-properties fo:color="#3333ff" fo:font-size="10.5pt" officeooo:rsid="001d054e" officeooo:paragraph-rsid="001d054e" style:font-size-asian="10.5pt" style:font-size-complex="10.5pt"/>
    </style:style>
    <style:style style:name="P41" style:family="paragraph" style:parent-style-name="Text_20_body">
      <style:paragraph-properties fo:margin-top="0.101cm" fo:margin-bottom="0.199cm" loext:contextual-spacing="false" fo:line-height="100%"/>
      <style:text-properties officeooo:paragraph-rsid="002fae80"/>
    </style:style>
    <style:style style:name="P42" style:family="paragraph" style:parent-style-name="Text_20_body">
      <style:paragraph-properties fo:margin-top="0.101cm" fo:margin-bottom="0.199cm" loext:contextual-spacing="false" fo:line-height="100%"/>
      <style:text-properties fo:color="#0000ff" style:font-name="Liberation Serif" fo:font-size="10.5pt" officeooo:paragraph-rsid="002e63f0" style:font-size-asian="10.5pt" style:font-size-complex="10.5pt"/>
    </style:style>
    <style:style style:name="P43" style:family="paragraph" style:parent-style-name="Text_20_body">
      <style:paragraph-properties fo:margin-top="0.101cm" fo:margin-bottom="0.199cm" loext:contextual-spacing="false" fo:line-height="100%"/>
      <style:text-properties fo:color="#0000ff" fo:font-size="10.5pt" officeooo:rsid="00310587" officeooo:paragraph-rsid="00310587" style:font-size-asian="10.5pt" style:font-size-complex="10.5pt"/>
    </style:style>
    <style:style style:name="P44" style:family="paragraph" style:parent-style-name="Text_20_body">
      <style:paragraph-properties fo:margin-top="0.101cm" fo:margin-bottom="0.199cm" loext:contextual-spacing="false" fo:line-height="100%"/>
      <style:text-properties fo:color="#0000ff" fo:font-size="10.5pt" officeooo:rsid="001ef5b7" officeooo:paragraph-rsid="001ef5b7" style:font-size-asian="10.5pt" style:font-size-complex="10.5pt"/>
    </style:style>
    <style:style style:name="P45" style:family="paragraph" style:parent-style-name="Text_20_body" style:list-style-name="L4">
      <style:paragraph-properties fo:margin-top="0.101cm" fo:margin-bottom="0.199cm" loext:contextual-spacing="false" fo:line-height="100%"/>
      <style:text-properties fo:color="#0000ff" fo:font-size="10.5pt" officeooo:paragraph-rsid="00353404" style:font-size-asian="10.5pt" style:font-size-complex="10.5pt"/>
    </style:style>
    <style:style style:name="P46" style:family="paragraph" style:parent-style-name="Text_20_body">
      <style:paragraph-properties fo:margin-top="0.101cm" fo:margin-bottom="0.199cm" loext:contextual-spacing="false" fo:line-height="100%"/>
      <style:text-properties fo:color="#0000ff" fo:font-size="10.5pt" officeooo:rsid="00353404" officeooo:paragraph-rsid="00353404" style:font-size-asian="10.5pt" style:font-size-complex="10.5pt"/>
    </style:style>
    <style:style style:name="P47" style:family="paragraph" style:parent-style-name="Text_20_body">
      <style:paragraph-properties fo:margin-top="0.101cm" fo:margin-bottom="0.199cm" loext:contextual-spacing="false" fo:line-height="100%"/>
      <style:text-properties fo:color="#0000ff" fo:font-size="10.5pt" fo:font-weight="bold" officeooo:rsid="00310587" officeooo:paragraph-rsid="00310587" style:font-size-asian="10.5pt" style:font-weight-asian="bold" style:font-size-complex="10.5pt" style:font-weight-complex="bold"/>
    </style:style>
    <style:style style:name="P48" style:family="paragraph" style:parent-style-name="Text_20_body" style:list-style-name="L2">
      <style:paragraph-properties fo:margin-top="0cm" fo:margin-bottom="0cm" loext:contextual-spacing="false" fo:line-height="100%"/>
      <style:text-properties fo:color="#3333ff" fo:font-size="10.5pt" fo:font-weight="bold" officeooo:rsid="001aaf87" officeooo:paragraph-rsid="001aaf87" style:font-size-asian="10.5pt" style:font-weight-asian="bold" style:font-size-complex="10.5pt" style:font-weight-complex="bold"/>
    </style:style>
    <style:style style:name="P49" style:family="paragraph" style:parent-style-name="Text_20_body">
      <style:paragraph-properties fo:margin-top="0cm" fo:margin-bottom="0cm" loext:contextual-spacing="false" fo:line-height="100%"/>
      <style:text-properties fo:color="#0000ff" fo:font-size="10.5pt" officeooo:rsid="00264191" officeooo:paragraph-rsid="00264191" style:font-size-asian="10.5pt" style:font-size-complex="10.5pt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1469e9" style:font-weight-asian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c5e6" style:font-weight-asian="normal" style:font-weight-complex="normal"/>
    </style:style>
    <style:style style:name="T5" style:family="text">
      <style:text-properties fo:font-weight="normal" officeooo:rsid="001b9f7a" style:font-weight-asian="normal" style:font-weight-complex="normal"/>
    </style:style>
    <style:style style:name="T6" style:family="text">
      <style:text-properties fo:font-weight="normal" officeooo:rsid="00282c27" style:font-weight-asian="normal" style:font-weight-complex="normal"/>
    </style:style>
    <style:style style:name="T7" style:family="text">
      <style:text-properties officeooo:rsid="0011e049"/>
    </style:style>
    <style:style style:name="T8" style:family="text">
      <style:text-properties fo:color="#6666f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b9f7a"/>
    </style:style>
    <style:style style:name="T11" style:family="text">
      <style:text-properties officeooo:rsid="002259f3"/>
    </style:style>
    <style:style style:name="T12" style:family="text">
      <style:text-properties officeooo:rsid="002707f8"/>
    </style:style>
    <style:style style:name="T13" style:family="text">
      <style:text-properties fo:color="#3333ff"/>
    </style:style>
    <style:style style:name="T14" style:family="text">
      <style:text-properties fo:color="#3333ff" officeooo:rsid="001d054e"/>
    </style:style>
    <style:style style:name="T15" style:family="text">
      <style:text-properties fo:color="#3333ff" officeooo:rsid="002359a6"/>
    </style:style>
    <style:style style:name="T16" style:family="text">
      <style:text-properties fo:color="#3333ff" style:font-name="Liberation Serif" fo:font-weight="normal" style:font-weight-asian="normal" style:font-weight-complex="normal"/>
    </style:style>
    <style:style style:name="T17" style:family="text">
      <style:text-properties fo:color="#3333ff" style:font-name="Liberation Serif" fo:font-weight="normal" officeooo:rsid="002707f8" style:font-weight-asian="normal" style:font-weight-complex="normal"/>
    </style:style>
    <style:style style:name="T18" style:family="text">
      <style:text-properties fo:color="#3333ff" officeooo:rsid="002259f3"/>
    </style:style>
    <style:style style:name="T19" style:family="text">
      <style:text-properties fo:color="#3333ff" officeooo:rsid="002707f8"/>
    </style:style>
    <style:style style:name="T20" style:family="text">
      <style:text-properties fo:color="#3333ff" fo:font-style="italic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tyle="normal" fo:font-weight="normal" fo:background-color="transparent" loext:char-shading-value="0" style:font-style-asian="normal" style:font-weight-asian="normal"/>
    </style:style>
    <style:style style:name="T23" style:family="text">
      <style:text-properties fo:font-style="italic" fo:font-weight="normal" fo:background-color="transparent" loext:char-shading-value="0" style:font-style-asian="italic" style:font-weight-asian="normal"/>
    </style:style>
    <style:style style:name="T24" style:family="text">
      <style:text-properties fo:background-color="transparent" loext:char-shading-value="0"/>
    </style:style>
    <style:style style:name="T25" style:family="text">
      <style:text-properties fo:color="#0000ff"/>
    </style:style>
    <style:style style:name="T26" style:family="text">
      <style:text-properties fo:color="#0000ff" fo:font-style="normal" fo:font-weight="normal" style:font-style-asian="normal" style:font-weight-asian="normal"/>
    </style:style>
    <style:style style:name="T27" style:family="text">
      <style:text-properties fo:color="#0000ff" officeooo:rsid="00310587"/>
    </style:style>
    <style:style style:name="T28" style:family="text">
      <style:text-properties fo:color="#0000ff" officeooo:rsid="00319e12"/>
    </style:style>
    <style:style style:name="T29" style:family="text">
      <style:text-properties officeooo:rsid="003534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Struttura Codice</text:p>
      <text:list xml:id="list6614606017636117545" text:style-name="L1">
        <text:list-item>
          <text:p text:style-name="P22">package</text:p>
          <text:p text:style-name="P33">package com.company;</text:p>
        </text:list-item>
        <text:list-item>
          <text:p text:style-name="P22">imports</text:p>
          <text:p text:style-name="P30"><text:span text:style-name="T8">import java.util.HashMap</text:span>;</text:p>
        </text:list-item>
        <text:list-item>
          <text:p text:style-name="P21">classpath</text:p>
          <text:p text:style-name="P36">IdeaProjects/bicicletta/src/com</text:p>
        </text:list-item>
      </text:list>
      <text:p text:style-name="P1">Ereditarietà</text:p>
      <text:p text:style-name="P10">public class Studente extends Persona {}</text:p>
      <text:p text:style-name="P1"><text:span text:style-name="T7">Classi, oggeti, i</text:span>nterfacce e classi astratte</text:p>
      <text:p text:style-name="P11">CLASSE: <text:tab/><text:tab/>public class bycicle {}</text:p>
      <text:p text:style-name="P11">OGGETTO<text:tab/><text:tab/>bycicle bike1 = new bycicle(10, 20, 1);</text:p>
      <text:p text:style-name="P11"><text:s text:c="8"/><text:tab/><text:tab/><text:tab/>bike1.PrintStates();</text:p>
      <text:p text:style-name="P9">INTERFACCE</text:p>
      <text:p text:style-name="P9">CLASSI ASTRATTE</text:p>
      <text:p text:style-name="P1">Visibilità</text:p>
      <text:p text:style-name="P1"/>
      <text:p text:style-name="P1">Linguaggi<text:span text:style-name="T7">o</text:span></text:p>
      <text:list xml:id="list2121186373884564580" text:style-name="L2">
        <text:list-item>
          <text:p text:style-name="P23">La Sintassi</text:p>
          <text:p text:style-name="P39">int b = 5; <text:line-break/>float h = 5,33; <text:line-break/>boolean flag = true; <text:line-break/>char myChar = ‘X’; <text:line-break/>String stringa = “Ciao Mondo”;</text:p>
        </text:list-item>
        <text:list-item>
          <text:p text:style-name="P23">Controlli di Flusso</text:p>
          <text:p text:style-name="P48">if - else</text:p>
        </text:list-item>
      </text:list>
      <text:p text:style-name="P15"><text:tab/>if (valore &gt; maxSpeed) {</text:p>
      <text:p text:style-name="P15"><text:tab/><text:tab/>System.out.println("Velocità immessa superiore alla velocità massima");</text:p>
      <text:p text:style-name="P15"><text:s text:c="2"/><text:tab/><text:tab/>flag = false;</text:p>
      <text:p text:style-name="P15"><text:s text:c="6"/><text:tab/>} else if (valore &lt;= 0){</text:p>
      <text:p text:style-name="P15"><text:s text:c="11"/><text:tab/> <text:tab/>System.out.println("La velocità non può essere minore o uguale a zero");</text:p>
      <text:p text:style-name="P15"><text:s text:c="12"/><text:tab/><text:tab/>flag = false;</text:p>
      <text:p text:style-name="P15"><text:s text:c="8"/><text:tab/>} else {</text:p>
      <text:p text:style-name="P15"><text:s text:c="12"/><text:tab/><text:tab/>System.out.println("Velcoità modificata con successo!");</text:p>
      <text:p text:style-name="P15"><text:s text:c="12"/><text:tab/><text:tab/>speed = valore;</text:p>
      <text:p text:style-name="P15"><text:s text:c="8"/><text:tab/>}</text:p>
      <text:p text:style-name="P15"><text:tab/><text:span text:style-name="T9">for</text:span></text:p>
      <text:p text:style-name="P16"><text:span text:style-name="T9"><text:tab/></text:span><text:span text:style-name="T4"> <text:s text:c="7"/>for (int i = 0; i &lt; vettore.length; i++){</text:span></text:p>
      <text:p text:style-name="P18"><text:s text:c="12"/><text:tab/><text:tab/>for (int j = 0; j &lt; vettore[i].length(); j++)</text:p>
      <text:p text:style-name="P18"><text:s text:c="16"/><text:tab/>System.out.write((byte) vettore[i].charAt(j));</text:p>
      <text:p text:style-name="P18"><text:s text:c="8"/><text:tab/> <text:s text:c="7"/>}</text:p>
      <text:p text:style-name="P14"><text:tab/>while</text:p>
      <text:p text:style-name="P19"><text:tab/> <text:s text:c="7"/><text:span text:style-name="T10">while (i &lt; 4){</text:span></text:p>
      <text:p text:style-name="P17"><text:span text:style-name="T3"><text:tab/> <text:s text:c="2"/><text:tab/> … </text:span><text:span text:style-name="T6">istruzioni ...</text:span></text:p>
      <text:p text:style-name="P17"><text:span text:style-name="T5"><text:s text:c="13"/><text:tab/> <text:s text:c="6"/>}</text:span><text:span text:style-name="T9"><text:tab/></text:span></text:p>
      <text:list xml:id="list170242296001027" text:continue-numbering="true" text:style-name="L2">
        <text:list-item>
          <text:p text:style-name="P23">Array</text:p>
          <text:p text:style-name="P40">String [] vettore = {"Ciao", "Fortunagta", "Gioiosa", "Sonnolenta"};<text:line-break/>vettore [posizione] = elemento;</text:p>
        </text:list-item>
        <text:list-item>
          <text:p text:style-name="P23"><text:soft-page-break/>Enum</text:p>
        </text:list-item>
      </text:list>
      <text:p text:style-name="P2"><text:tab/><text:span text:style-name="T14">enum mesi { Gennaio, Febbraio, Marzo, Aprile, Maggio, Giugno </text:span><text:span text:style-name="T15">}</text:span></text:p>
      <text:list xml:id="list170241366473673" text:continue-numbering="true" text:style-name="L2">
        <text:list-item>
          <text:p text:style-name="P24">Annotations</text:p>
          <text:p text:style-name="P37">@Override (controllo run-time)</text:p>
        </text:list-item>
      </text:list>
      <text:p text:style-name="P1">La libreria Math</text:p>
      <text:p text:style-name="P7"><text:s text:c="12"/><text:tab/><text:span text:style-name="T13">int divisore = (int)(Math.random()*4);</text:span></text:p>
      <text:p text:style-name="P1">La classe Object</text:p>
      <text:p text:style-name="P5"><text:tab/><text:span text:style-name="T17">macchina1</text:span><text:span text:style-name="T16"> = new Rover();<text:line-break/><text:tab/></text:span><text:span text:style-name="T17">macchina2</text:span><text:span text:style-name="T16"> = new Rover();</text:span></text:p>
      <text:p text:style-name="P5"><text:span text:style-name="T16"><text:tab/>if (</text:span><text:span text:style-name="T17">macchina2</text:span><text:span text:style-name="T16">.equals(</text:span><text:span text:style-name="T17">macchina1</text:span><text:span text:style-name="T16">))</text:span></text:p>
      <text:p text:style-name="P4">Stringhe</text:p>
      <text:p text:style-name="P4"><text:span text:style-name="T11"><text:tab/></text:span><text:span text:style-name="T18">id = nome.substring(0, 4) + cognome.substring(0, 3) + età;</text:span></text:p>
      <text:p text:style-name="P5">Date</text:p>
      <text:p text:style-name="P5"><text:span text:style-name="T12"><text:tab/></text:span><text:span text:style-name="T19">public Date data = new Date();</text:span></text:p>
      <text:p text:style-name="P9"><text:tab/>private static final SimpleDateFormat SDF = new SimpleDateFormat("dd-MM-YYYY");</text:p>
      <text:p text:style-name="P9"><text:tab/>System.out.println(“Data: “ + SDF.format(data));</text:p>
      <text:p text:style-name="P1">Collections</text:p>
      <text:p text:style-name="P12"><text:tab/><text:span text:style-name="T13">List&lt;Integer&gt; list = Arrays.</text:span><text:span text:style-name="T20">asList</text:span><text:span text:style-name="T13">(3,2,1,4,5,6,6);</text:span></text:p>
      <text:p text:style-name="P1">Iterator</text:p>
      <text:p text:style-name="P35"><text:tab/><text:span text:style-name="T26">Iterator itr = al.iterator();</text:span></text:p>
      <text:p text:style-name="P42"><text:span text:style-name="T22"><text:tab/>while(itr.hasNext()) {</text:span><text:span text:style-name="T24"><text:line-break/></text:span><text:span text:style-name="T22"> <text:s text:c="2"/><text:tab/><text:tab/> Object element = itr.next();</text:span><text:span text:style-name="T24"><text:line-break/></text:span><text:span text:style-name="T22"> <text:s text:c="2"/><text:tab/><text:tab/>System.</text:span><text:span text:style-name="T23">out</text:span><text:span text:style-name="T22">.print(element + " ");</text:span><text:span text:style-name="T24"><text:line-break/><text:tab/></text:span><text:span text:style-name="T22">}</text:span></text:p>
      <text:p text:style-name="P41"><text:span text:style-name="T21">Foreach</text:span></text:p>
      <text:p text:style-name="P34"><text:s text:c="8"/><text:tab/><text:span text:style-name="T25">ArrayList&lt;String&gt; rooms = new ArrayList&lt;&gt;();</text:span></text:p>
      <text:p text:style-name="P43"><text:s text:c="7"/><text:tab/> rooms.add("Hello");</text:p>
      <text:p text:style-name="P43"><text:s text:c="8"/><text:tab/>rooms.add("Ciao");</text:p>
      <text:p text:style-name="P43"><text:s text:c="8"/><text:tab/>rooms.add("Hola");</text:p>
      <text:p text:style-name="P43"/>
      <text:p text:style-name="P47"><text:s text:c="7"/><text:tab/> for (String i: rooms){</text:p>
      <text:p text:style-name="P47"><text:s text:c="11"/><text:tab/><text:tab/>System.out.println(i);</text:p>
      <text:p text:style-name="P47"><text:s text:c="8"/><text:tab/>}</text:p>
      <text:p text:style-name="P1">Generics</text:p>
      <text:p text:style-name="P29"><text:tab/><text:span text:style-name="T27">ArrayList&lt;String&gt; </text:span><text:span text:style-name="T28">ciao</text:span><text:span text:style-name="T27"> = new ArrayList&lt;</text:span><text:span text:style-name="T28">String</text:span><text:span text:style-name="T27">&gt;();</text:span></text:p>
      <text:p text:style-name="P3">Map</text:p>
      <text:p text:style-name="P44"><text:tab/>Map&lt;String, Persona&gt;mappaPersone = new HashMap&lt;&gt;();</text:p>
      <text:p text:style-name="P44"><text:tab/>mappaPersone.put(p.codiceFiscale, p);</text:p>
      <text:p text:style-name="P1">Le Eccezioni</text:p>
      <text:list xml:id="list7512624451222082477" text:style-name="L3">
        <text:list-item>
          <text:p text:style-name="P25">La gestione degli errori</text:p>
        </text:list-item>
      </text:list>
      <text:p text:style-name="P13"><text:s text:c="9"/><text:span text:style-name="T25"><text:s text:c="3"/>try{</text:span></text:p>
      <text:p text:style-name="P49"><text:s text:c="16"/>System.out.print(k + " ");</text:p>
      <text:p text:style-name="P49"><text:s text:c="16"/>System.out.println(vettore[i]);</text:p>
      <text:p text:style-name="P49"><text:soft-page-break/><text:s text:c="16"/>i ++;</text:p>
      <text:p text:style-name="P49"><text:s text:c="12"/>}</text:p>
      <text:p text:style-name="P49"><text:s text:c="12"/>catch (ArrayIndexOutOfBoundsException e) {</text:p>
      <text:p text:style-name="P49"><text:s text:c="16"/>System.out.println("-------------------------------------");</text:p>
      <text:p text:style-name="P49"><text:s text:c="16"/>i = 0;</text:p>
      <text:p text:style-name="P49"><text:s text:c="12"/>} finally {</text:p>
      <text:p text:style-name="P49"><text:s text:c="16"/>k ++;</text:p>
      <text:p text:style-name="P49"><text:s text:c="16"/>if (k == 50) return;</text:p>
      <text:p text:style-name="P49"><text:s text:c="12"/>}</text:p>
      <text:list xml:id="list170242444268335" text:continue-numbering="true" text:style-name="L3">
        <text:list-item>
          <text:p text:style-name="P25">Checked e unchecked</text:p>
          <text:p text:style-name="P25"/>
        </text:list-item>
        <text:list-item>
          <text:p text:style-name="P25">Eccezioni ed ereditarietà</text:p>
          <text:p text:style-name="P25"/>
        </text:list-item>
      </text:list>
      <text:p text:style-name="P1">JavaDoc</text:p>
      <text:list xml:id="list716060269763944465" text:style-name="L4">
        <text:list-item>
          <text:p text:style-name="P26">Sintassi</text:p>
          <text:p text:style-name="P45">/**<text:span text:style-name="T29">Descrizione<text:line-break/>@descrittore <text:line-break/></text:span>…<text:line-break/>*/</text:p>
        </text:list-item>
        <text:list-item>
          <text:p text:style-name="P26">Esempio</text:p>
        </text:list-item>
      </text:list>
      <text:p text:style-name="P31"><text:tab/><text:span text:style-name="T25">/**Conta quante lettere sono presenti </text:span></text:p>
      <text:p text:style-name="P46"><text:tab/>* @author Luca</text:p>
      <text:p text:style-name="P46"><text:s/><text:tab/>* @version 1.0</text:p>
      <text:p text:style-name="P46"><text:tab/>……. </text:p>
      <text:p text:style-name="P46"><text:tab/>*/</text:p>
      <text:p text:style-name="P46"><text:tab/>private int contaLettera(char c) throws{...}</text:p>
      <text:p text:style-name="P6">IO</text:p>
      <text:list xml:id="list3035983244394882214" text:style-name="L5">
        <text:list-item>
          <text:p text:style-name="P27">Stream</text:p>
          <text:p text:style-name="P27"/>
        </text:list-item>
        <text:list-item>
          <text:p text:style-name="P27">Serializzazione</text:p>
          <text:p text:style-name="P27"/>
        </text:list-item>
      </text:list>
      <text:p text:style-name="P8">JUNIT</text:p>
      <text:p text:style-name="P8">MAVEN</text:p>
      <text:p text:style-name="P1">JDBC</text:p>
      <text:list xml:id="list6475561142540598213" text:style-name="L6">
        <text:list-item>
          <text:p text:style-name="P28">Usare JDBC<text:span text:style-name="T1"> </text:span><text:span text:style-name="T2">e </text:span>Connessione al DataBase</text:p>
        </text:list-item>
        <text:list-item>
          <text:p text:style-name="P28">Tipi di query</text:p>
        </text:list-item>
        <text:list-item>
          <text:p text:style-name="P28">ResultSet</text:p>
        </text:list-item>
        <text:list-item>
          <text:p text:style-name="P28">Eccezioni</text:p>
        </text:list-item>
        <text:list-item>
          <text:p text:style-name="P28">Tipi di da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2" svg:font-family="'Lohit Devanagari'"/>
    <style:font-face style:name="Liberation Mono" svg:font-family="'Liberation Mono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Predefinito" style:family="paragraph" style:default-outline-level="">
      <style:paragraph-properties fo:margin-left="0cm" fo:margin-right="0cm" fo:margin-top="0cm" fo:margin-bottom="0cm" loext:contextual-spacing="false" fo:line-height="9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ggetto_20_con_20_punta_20_di_20_freccia" style:display-name="Oggetto con punta di freccia" style:family="paragraph" style:parent-style-name="Predefinito" style:default-outline-level="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ggetto_20_con_20_ombra" style:display-name="Oggetto con ombra" style:family="paragraph" style:parent-style-name="Predefinito" style:default-outline-level="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ggetto_20_senza_20_riempimento" style:display-name="Oggetto senza riempimento" style:family="paragraph" style:parent-style-name="Predefinito" style:default-outline-level="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ggetto_20_senza_20_riempimento_20_e_20_linee" style:display-name="Oggetto senza riempimento e linee" style:family="paragraph" style:parent-style-name="Predefinito" style:default-outline-level="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o_20_testo" style:display-name="Corpo testo" style:family="paragraph" style:parent-style-name="Predefinito" style:default-outline-level="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o_20_testo_20_giustificato" style:display-name="Corpo testo giustificato" style:family="paragraph" style:parent-style-name="Predefinito" style:default-outline-level="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olo1" style:family="paragraph" style:parent-style-name="Predefinito" style:default-outline-level="">
      <style:paragraph-properties fo:margin-left="0cm" fo:margin-right="0cm" fo:margin-top="0cm" fo:margin-bottom="0cm" loext:contextual-spacing="false" fo:line-height="9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olo2" style:family="paragraph" style:parent-style-name="Predefinito" style:default-outline-level="">
      <style:paragraph-properties fo:margin-left="0cm" fo:margin-right="0.199cm" fo:margin-top="0.101cm" fo:margin-bottom="0.101cm" loext:contextual-spacing="false" fo:line-height="9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Intestazione1" style:family="paragraph" style:parent-style-name="Predefinito" style:default-outline-level="">
      <style:paragraph-properties fo:margin-left="0cm" fo:margin-right="0cm" fo:margin-top="0.42cm" fo:margin-bottom="0.21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Intestazione2" style:family="paragraph" style:parent-style-name="Predefinito" style:default-outline-level="">
      <style:paragraph-properties fo:margin-left="0cm" fo:margin-right="0cm" fo:margin-top="0.42cm" fo:margin-bottom="0.21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inea_20_di_20_quotatura" style:display-name="Linea di quotatura" style:family="paragraph" style:parent-style-name="Predefinito" style:default-outline-level="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redefinito_7e_LT_7e_Gliederung_20_1" style:display-name="Predefinito~LT~Gliederung 1" style:family="paragraph" style:default-outline-level="">
      <style:paragraph-properties fo:margin-left="0cm" fo:margin-right="0cm" fo:margin-top="0.282cm" fo:margin-bottom="0cm" loext:contextual-spacing="false" fo:line-height="86%" fo:text-align="start" style:justify-single-word="false" fo:orphans="2" fo:widows="2" fo:text-indent="0cm" style:auto-text-indent="false" style:writing-mode="lr-tb">
        <style:tab-stops>
          <style:tab-stop style:position="0.309cm"/>
          <style:tab-stop style:position="1.556cm"/>
          <style:tab-stop style:position="2.805cm"/>
          <style:tab-stop style:position="4.052cm"/>
          <style:tab-stop style:position="5.3cm"/>
          <style:tab-stop style:position="6.548cm"/>
          <style:tab-stop style:position="7.796cm"/>
          <style:tab-stop style:position="9.043cm"/>
          <style:tab-stop style:position="10.292cm"/>
          <style:tab-stop style:position="11.539cm"/>
          <style:tab-stop style:position="12.788cm"/>
          <style:tab-stop style:position="14.035cm"/>
          <style:tab-stop style:position="15.284cm"/>
          <style:tab-stop style:position="16.531cm"/>
          <style:tab-stop style:position="17.78cm"/>
          <style:tab-stop style:position="19.027cm"/>
          <style:tab-stop style:position="20.274cm"/>
          <style:tab-stop style:position="21.523cm"/>
          <style:tab-stop style:position="22.772cm"/>
          <style:tab-stop style:position="24.01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Gliederung_20_2" style:display-name="Predefinito~LT~Gliederung 2" style:family="paragraph" style:parent-style-name="Predefinito_7e_LT_7e_Gliederung_20_1" style:default-outline-level="">
      <style:paragraph-properties fo:margin-left="0cm" fo:margin-right="0cm" fo:margin-top="0.245cm" fo:margin-bottom="0cm" loext:contextual-spacing="false" fo:line-height="86%" fo:text-align="start" style:justify-single-word="false" fo:text-indent="0cm" style:auto-text-indent="false" style:writing-mode="lr-tb">
        <style:tab-stops>
          <style:tab-stop style:position="0.445cm"/>
          <style:tab-stop style:position="1.693cm"/>
          <style:tab-stop style:position="2.94cm"/>
          <style:tab-stop style:position="4.189cm"/>
          <style:tab-stop style:position="5.436cm"/>
          <style:tab-stop style:position="6.685cm"/>
          <style:tab-stop style:position="7.932cm"/>
          <style:tab-stop style:position="9.181cm"/>
          <style:tab-stop style:position="10.428cm"/>
          <style:tab-stop style:position="11.675cm"/>
          <style:tab-stop style:position="12.924cm"/>
          <style:tab-stop style:position="14.173cm"/>
          <style:tab-stop style:position="15.42cm"/>
          <style:tab-stop style:position="16.669cm"/>
          <style:tab-stop style:position="17.916cm"/>
          <style:tab-stop style:position="19.165cm"/>
          <style:tab-stop style:position="20.412cm"/>
          <style:tab-stop style:position="21.661cm"/>
          <style:tab-stop style:position="22.908cm"/>
          <style:tab-stop style:position="24.156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redefinito_7e_LT_7e_Gliederung_20_3" style:display-name="Predefinito~LT~Gliederung 3" style:family="paragraph" style:parent-style-name="Predefinito_7e_LT_7e_Gliederung_20_2" style:default-outline-level="">
      <style:paragraph-properties fo:margin-left="0cm" fo:margin-right="0cm" fo:margin-top="0.212cm" fo:margin-bottom="0cm" loext:contextual-spacing="false" fo:line-height="86%" fo:text-align="start" style:justify-single-word="false" fo:text-indent="0cm" style:auto-text-indent="false" style:writing-mode="lr-tb">
        <style:tab-stops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redefinito_7e_LT_7e_Gliederung_20_4" style:display-name="Predefinito~LT~Gliederung 4" style:family="paragraph" style:parent-style-name="Predefinito_7e_LT_7e_Gliederung_20_3" style:default-outline-level="">
      <style:paragraph-properties fo:margin-left="0cm" fo:margin-right="0cm" fo:margin-top="0.176cm" fo:margin-bottom="0cm" loext:contextual-spacing="false" fo:line-height="86%" fo:text-align="start" style:justify-single-word="false" fo:text-indent="0cm" style:auto-text-indent="false" style:writing-mode="lr-tb">
        <style:tab-stops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7e_LT_7e_Gliederung_20_5" style:display-name="Predefinito~LT~Gliederung 5" style:family="paragraph" style:parent-style-name="Predefinito_7e_LT_7e_Gliederung_20_4" style:default-outline-level="">
      <style:paragraph-properties fo:margin-left="0cm" fo:margin-right="0cm" fo:margin-top="0.176cm" fo:margin-bottom="0cm" loext:contextual-spacing="false" fo:line-height="86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7e_LT_7e_Gliederung_20_6" style:display-name="Predefinito~LT~Gliederung 6" style:family="paragraph" style:parent-style-name="Predefinito_7e_LT_7e_Gliederung_20_5" style:default-outline-level="">
      <style:paragraph-properties fo:margin-left="0cm" fo:margin-right="0cm" fo:margin-top="0.176cm" fo:margin-bottom="0cm" loext:contextual-spacing="false" fo:line-height="86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7e_LT_7e_Gliederung_20_7" style:display-name="Predefinito~LT~Gliederung 7" style:family="paragraph" style:parent-style-name="Predefinito_7e_LT_7e_Gliederung_20_6" style:default-outline-level="">
      <style:paragraph-properties fo:margin-left="0cm" fo:margin-right="0cm" fo:margin-top="0.176cm" fo:margin-bottom="0cm" loext:contextual-spacing="false" fo:line-height="86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7e_LT_7e_Gliederung_20_8" style:display-name="Predefinito~LT~Gliederung 8" style:family="paragraph" style:parent-style-name="Predefinito_7e_LT_7e_Gliederung_20_7" style:default-outline-level="">
      <style:paragraph-properties fo:margin-left="0cm" fo:margin-right="0cm" fo:margin-top="0.176cm" fo:margin-bottom="0cm" loext:contextual-spacing="false" fo:line-height="86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7e_LT_7e_Gliederung_20_9" style:display-name="Predefinito~LT~Gliederung 9" style:family="paragraph" style:parent-style-name="Predefinito_7e_LT_7e_Gliederung_20_8" style:default-outline-level="">
      <style:paragraph-properties fo:margin-left="0cm" fo:margin-right="0cm" fo:margin-top="0.176cm" fo:margin-bottom="0cm" loext:contextual-spacing="false" fo:line-height="86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7e_LT_7e_Titel" style:display-name="Predefinito~LT~Titel" style:family="paragraph" style:default-outline-level="">
      <style:paragraph-properties fo:margin-left="0cm" fo:margin-right="0cm" fo:margin-top="0cm" fo:margin-bottom="0cm" loext:contextual-spacing="false" fo:line-height="86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e3e3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Untertitel" style:display-name="Predefinito~LT~Untertitel" style:family="paragraph" style:default-outline-level="">
      <style:paragraph-properties fo:margin-left="0cm" fo:margin-right="0cm" fo:margin-top="0.282cm" fo:margin-bottom="0cm" loext:contextual-spacing="false" fo:line-height="86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Notizen" style:display-name="Predefinito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Hintergrundobjekte" style:display-name="Predefinito~LT~Hintergrundobjekte" style:family="paragraph" style:default-outline-level="">
      <style:paragraph-properties fo:margin-left="0cm" fo:margin-right="0cm" fo:margin-top="0cm" fo:margin-bottom="0cm" loext:contextual-spacing="false" fo:line-height="9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finito_7e_LT_7e_Hintergrund" style:display-name="Predefinit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ggetti_20_di_20_sfondo" style:display-name="Oggetti di s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fo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ruttura_20_1" style:display-name="Struttura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ruttura_20_2" style:display-name="Struttura 2" style:family="paragraph" style:parent-style-name="Struttura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Struttura_20_3" style:display-name="Struttura 3" style:family="paragraph" style:parent-style-name="Struttura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Struttura_20_4" style:display-name="Struttura 4" style:family="paragraph" style:parent-style-name="Struttura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Struttura_20_5" style:display-name="Struttura 5" style:family="paragraph" style:parent-style-name="Struttura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truttura_20_6" style:display-name="Struttura 6" style:family="paragraph" style:parent-style-name="Struttura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truttura_20_7" style:display-name="Struttura 7" style:family="paragraph" style:parent-style-name="Struttura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truttura_20_8" style:display-name="Struttura 8" style:family="paragraph" style:parent-style-name="Struttura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truttura_20_9" style:display-name="Struttura 9" style:family="paragraph" style:parent-style-name="Struttura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1_7e_LT_7e_Gliederung_20_1" style:display-name="Titolo1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1_7e_LT_7e_Gliederung_20_2" style:display-name="Titolo1~LT~Gliederung 2" style:family="paragraph" style:parent-style-name="Titolo1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olo1_7e_LT_7e_Gliederung_20_3" style:display-name="Titolo1~LT~Gliederung 3" style:family="paragraph" style:parent-style-name="Titolo1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olo1_7e_LT_7e_Gliederung_20_4" style:display-name="Titolo1~LT~Gliederung 4" style:family="paragraph" style:parent-style-name="Titolo1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olo1_7e_LT_7e_Gliederung_20_5" style:display-name="Titolo1~LT~Gliederung 5" style:family="paragraph" style:parent-style-name="Titolo1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1_7e_LT_7e_Gliederung_20_6" style:display-name="Titolo1~LT~Gliederung 6" style:family="paragraph" style:parent-style-name="Titolo1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1_7e_LT_7e_Gliederung_20_7" style:display-name="Titolo1~LT~Gliederung 7" style:family="paragraph" style:parent-style-name="Titolo1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1_7e_LT_7e_Gliederung_20_8" style:display-name="Titolo1~LT~Gliederung 8" style:family="paragraph" style:parent-style-name="Titolo1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1_7e_LT_7e_Gliederung_20_9" style:display-name="Titolo1~LT~Gliederung 9" style:family="paragraph" style:parent-style-name="Titolo1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1_7e_LT_7e_Titel" style:display-name="Titolo1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1_7e_LT_7e_Untertitel" style:display-name="Titolo1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1_7e_LT_7e_Notizen" style:display-name="Titolo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1_7e_LT_7e_Hintergrundobjekte" style:display-name="Titolo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olo1_7e_LT_7e_Hintergrund" style:display-name="Titolo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olo2_7e_LT_7e_Gliederung_20_1" style:display-name="Titolo2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2_7e_LT_7e_Gliederung_20_2" style:display-name="Titolo2~LT~Gliederung 2" style:family="paragraph" style:parent-style-name="Titolo2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olo2_7e_LT_7e_Gliederung_20_3" style:display-name="Titolo2~LT~Gliederung 3" style:family="paragraph" style:parent-style-name="Titolo2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olo2_7e_LT_7e_Gliederung_20_4" style:display-name="Titolo2~LT~Gliederung 4" style:family="paragraph" style:parent-style-name="Titolo2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2_7e_LT_7e_Gliederung_20_5" style:display-name="Titolo2~LT~Gliederung 5" style:family="paragraph" style:parent-style-name="Titolo2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2_7e_LT_7e_Gliederung_20_6" style:display-name="Titolo2~LT~Gliederung 6" style:family="paragraph" style:parent-style-name="Titolo2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2_7e_LT_7e_Gliederung_20_7" style:display-name="Titolo2~LT~Gliederung 7" style:family="paragraph" style:parent-style-name="Titolo2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2_7e_LT_7e_Gliederung_20_8" style:display-name="Titolo2~LT~Gliederung 8" style:family="paragraph" style:parent-style-name="Titolo2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2_7e_LT_7e_Gliederung_20_9" style:display-name="Titolo2~LT~Gliederung 9" style:family="paragraph" style:parent-style-name="Titolo2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2_7e_LT_7e_Titel" style:display-name="Titolo2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2_7e_LT_7e_Untertitel" style:display-name="Titolo2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2_7e_LT_7e_Notizen" style:display-name="Titolo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2_7e_LT_7e_Hintergrundobjekte" style:display-name="Titolo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olo2_7e_LT_7e_Hintergrund" style:display-name="Titolo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olo3_7e_LT_7e_Gliederung_20_1" style:display-name="Titolo3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3_7e_LT_7e_Gliederung_20_2" style:display-name="Titolo3~LT~Gliederung 2" style:family="paragraph" style:parent-style-name="Titolo3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olo3_7e_LT_7e_Gliederung_20_3" style:display-name="Titolo3~LT~Gliederung 3" style:family="paragraph" style:parent-style-name="Titolo3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olo3_7e_LT_7e_Gliederung_20_4" style:display-name="Titolo3~LT~Gliederung 4" style:family="paragraph" style:parent-style-name="Titolo3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olo3_7e_LT_7e_Gliederung_20_5" style:display-name="Titolo3~LT~Gliederung 5" style:family="paragraph" style:parent-style-name="Titolo3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3_7e_LT_7e_Gliederung_20_6" style:display-name="Titolo3~LT~Gliederung 6" style:family="paragraph" style:parent-style-name="Titolo3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3_7e_LT_7e_Gliederung_20_7" style:display-name="Titolo3~LT~Gliederung 7" style:family="paragraph" style:parent-style-name="Titolo3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3_7e_LT_7e_Gliederung_20_8" style:display-name="Titolo3~LT~Gliederung 8" style:family="paragraph" style:parent-style-name="Titolo3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3_7e_LT_7e_Gliederung_20_9" style:display-name="Titolo3~LT~Gliederung 9" style:family="paragraph" style:parent-style-name="Titolo3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3_7e_LT_7e_Titel" style:display-name="Titolo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3_7e_LT_7e_Untertitel" style:display-name="Titolo3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3_7e_LT_7e_Notizen" style:display-name="Titolo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3_7e_LT_7e_Hintergrundobjekte" style:display-name="Titolo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olo3_7e_LT_7e_Hintergrund" style:display-name="Titolo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morlini</meta:initial-creator>
    <meta:creation-date>2018-05-24T10:45:42.509823831</meta:creation-date>
    <dc:date>2018-05-25T17:02:41.078048352</dc:date>
    <meta:editing-duration>PT4H9M49S</meta:editing-duration>
    <meta:editing-cycles>20</meta:editing-cycles>
    <meta:generator>LibreOffice/5.1.6.2$Linux_X86_64 LibreOffice_project/10m0$Build-2</meta:generator>
    <meta:printed-by>gabriele morlini</meta:printed-by>
    <meta:print-date>2018-05-24T11:33:04.078555336</meta:print-date>
    <meta:document-statistic meta:table-count="0" meta:image-count="0" meta:object-count="0" meta:page-count="3" meta:paragraph-count="116" meta:word-count="391" meta:character-count="3130" meta:non-whitespace-character-count="2394"/>
  </office:meta>
</office:document-meta>
</file>